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4.141cm"/>
    </style:style>
    <style:style style:name="gr4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.3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43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.5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6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595cm"/>
    </style:style>
    <style:style style:name="gr13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color="#ff0000" draw:marker-start="Arrowheads_20_1" draw:marker-end="" draw:fill="none" draw:textarea-vertical-align="middle"/>
    </style:style>
    <style:style style:name="gr17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18" style:family="graphic" style:parent-style-name="objectwithoutfill">
      <style:graphic-properties svg:stroke-color="#ff0000" draw:marker-end="Arrowheads_20_3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03cm" fo:min-width="0.3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6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.7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.3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.6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4cm" fo:min-width="0.7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color="#ff0000" draw:marker-start="Arrowheads_20_1" draw:fill="none" draw:textarea-vertical-align="middle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92cm" svg:height="1.838cm" svg:x="3.296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363cm" svg:height="1.838cm" svg:x="3.403cm" svg:y="15.462cm">
          <text:p text:style-name="P1">Body T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98cm" svg:height="1.361cm" svg:x="3.511cm" svg:y="3.307cm">
          <draw:text-box>
            <text:p>Surroundings T<text:span text:style-name="T1">1</text:span></text:p>
          </draw:text-box>
        </draw:frame>
        <draw:custom-shape draw:style-name="gr4" draw:text-style-name="P1" draw:layer="layout" svg:width="3.539cm" svg:height="3.064cm" svg:x="4.369cm" svg:y="8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74cm" svg:height="0.817cm" svg:x="7.908cm" svg:y="9.8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1.128cm" svg:height="1.118cm" svg:x="5.655cm" svg:y="9.678cm">
          <draw:text-box>
            <text:p>R</text:p>
          </draw:text-box>
        </draw:frame>
        <draw:frame draw:style-name="gr7" draw:layer="layout" svg:width="2.496cm" svg:height="1.361cm" svg:x="1.877cm" svg:y="9.64cm">
          <draw:text-box>
            <text:p>T<text:span text:style-name="T1">1</text:span>&gt;T<text:span text:style-name="T1">2</text:span></text:p>
          </draw:text-box>
        </draw:frame>
        <draw:custom-shape draw:style-name="gr8" draw:text-style-name="P1" draw:layer="layout" svg:width="0.643cm" svg:height="3.78cm" svg:x="5.871cm" svg:y="11.6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643cm" svg:height="3.78cm" svg:x="5.871cm" svg:y="4.8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297cm" svg:height="1.118cm" svg:x="9.303cm" svg:y="9.027cm">
          <draw:text-box>
            <text:p>W</text:p>
          </draw:text-box>
        </draw:frame>
        <draw:frame draw:style-name="gr11" draw:layer="layout" svg:width="1.486cm" svg:height="1.361cm" svg:x="6.3cm" svg:y="6.196cm">
          <draw:text-box>
            <text:p>Q<text:span text:style-name="T1">H</text:span></text:p>
          </draw:text-box>
        </draw:frame>
        <draw:frame draw:style-name="gr12" draw:layer="layout" svg:width="1.41cm" svg:height="1.361cm" svg:x="6.3cm" svg:y="13.317cm">
          <draw:text-box>
            <text:p>Q<text:span text:style-name="T1">L</text:span></text:p>
          </draw:text-box>
        </draw:frame>
        <draw:line draw:style-name="gr13" draw:text-style-name="P1" draw:layer="layout" svg:x1="17.069cm" svg:y1="19.9cm" svg:x2="27.9cm" svg:y2="19.9cm">
          <text:p/>
        </draw:line>
        <draw:line draw:style-name="gr14" draw:text-style-name="P1" draw:layer="layout" svg:x1="17.069cm" svg:y1="19.9cm" svg:x2="17.069cm" svg:y2="10.491cm">
          <text:p/>
        </draw:line>
        <draw:path draw:style-name="gr15" draw:text-style-name="P1" draw:layer="layout" svg:width="9.182cm" svg:height="8.152cm" draw:transform="skewX (0.0293215314335047) rotate (0.0387463093942741) translate (17.3622707559145cm 11.7379491944861cm)" svg:viewBox="0 0 9183 8153" svg:d="m0 7797c4026-17749 9183 356 9183 356">
          <text:p/>
        </draw:path>
        <draw:line draw:style-name="gr16" draw:text-style-name="P1" draw:layer="layout" svg:x1="18.996cm" svg:y1="14.11cm" svg:x2="24.32cm" svg:y2="14.11cm">
          <text:p/>
        </draw:line>
        <draw:line draw:style-name="gr17" draw:text-style-name="P1" draw:layer="layout" svg:x1="19.088cm" svg:y1="17.728cm" svg:x2="24.319cm" svg:y2="17.728cm">
          <text:p/>
        </draw:line>
        <draw:line draw:style-name="gr18" draw:text-style-name="P1" draw:layer="layout" svg:x1="19.088cm" svg:y1="14.11cm" svg:x2="19.087cm" svg:y2="17.728cm">
          <text:p/>
        </draw:line>
        <draw:line draw:style-name="gr16" draw:text-style-name="P1" draw:layer="layout" svg:x1="24.32cm" svg:y1="14.11cm" svg:x2="24.319cm" svg:y2="17.728cm">
          <text:p/>
        </draw:line>
        <draw:frame draw:style-name="gr19" draw:layer="layout" svg:width="0.925cm" svg:height="0.962cm" svg:x="26.7cm" svg:y="20cm">
          <draw:text-box>
            <text:p>S</text:p>
          </draw:text-box>
        </draw:frame>
        <draw:frame draw:style-name="gr20" draw:text-style-name="P2" draw:layer="layout" svg:width="0.783cm" svg:height="0.962cm" svg:x="23.861cm" svg:y="17.729cm">
          <draw:text-box>
            <text:p><text:span text:style-name="T2">1</text:span></text:p>
          </draw:text-box>
        </draw:frame>
        <draw:frame draw:style-name="gr20" draw:text-style-name="P2" draw:layer="layout" svg:width="0.783cm" svg:height="0.962cm" svg:x="24.32cm" svg:y="13.657cm">
          <draw:text-box>
            <text:p><text:span text:style-name="T2">2</text:span></text:p>
          </draw:text-box>
        </draw:frame>
        <draw:frame draw:style-name="gr20" draw:text-style-name="P2" draw:layer="layout" svg:width="0.783cm" svg:height="0.962cm" svg:x="18.213cm" svg:y="13.657cm">
          <draw:text-box>
            <text:p><text:span text:style-name="T2">3</text:span></text:p>
          </draw:text-box>
        </draw:frame>
        <draw:frame draw:style-name="gr20" draw:text-style-name="P2" draw:layer="layout" svg:width="0.784cm" svg:height="0.962cm" svg:x="18.72cm" svg:y="17.728cm">
          <draw:text-box>
            <text:p><text:span text:style-name="T2">4</text:span></text:p>
          </draw:text-box>
        </draw:frame>
        <draw:custom-shape draw:style-name="gr8" draw:text-style-name="P1" draw:layer="layout" svg:width="0.551cm" svg:height="1.358cm" svg:x="21.474cm" svg:y="17.72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1.102cm" svg:height="1.171cm" svg:x="21.841cm" svg:y="17.728cm">
          <draw:text-box>
            <text:p>Q</text:p>
          </draw:text-box>
        </draw:frame>
        <draw:custom-shape draw:style-name="gr9" draw:text-style-name="P1" draw:layer="layout" svg:width="0.551cm" svg:height="1.357cm" svg:x="21.474cm" svg:y="12.75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layer="layout" svg:width="1.161cm" svg:height="1.06cm" svg:x="21.841cm" svg:y="13.05cm">
          <draw:text-box>
            <text:p>Q</text:p>
          </draw:text-box>
        </draw:frame>
        <draw:line draw:style-name="gr13" draw:text-style-name="P1" draw:layer="layout" svg:x1="17.07cm" svg:y1="19.9cm" svg:x2="27.901cm" svg:y2="19.9cm">
          <text:p/>
        </draw:line>
        <draw:line draw:style-name="gr14" draw:text-style-name="P1" draw:layer="layout" svg:x1="17.07cm" svg:y1="19.9cm" svg:x2="17.07cm" svg:y2="10.491cm">
          <text:p/>
        </draw:line>
        <draw:path draw:style-name="gr15" draw:text-style-name="P1" draw:layer="layout" svg:width="9.182cm" svg:height="8.152cm" draw:transform="skewX (0.0293215314335047) rotate (0.0387463093942741) translate (17.3631886764683cm 11.7379491944861cm)" svg:viewBox="0 0 9183 8153" svg:d="m0 7797c4026-17749 9183 356 9183 356">
          <text:p/>
        </draw:path>
        <draw:line draw:style-name="gr16" draw:text-style-name="P1" draw:layer="layout" svg:x1="18.997cm" svg:y1="14.11cm" svg:x2="24.321cm" svg:y2="14.11cm">
          <text:p/>
        </draw:line>
        <draw:line draw:style-name="gr17" draw:text-style-name="P1" draw:layer="layout" svg:x1="19.089cm" svg:y1="17.728cm" svg:x2="24.32cm" svg:y2="17.728cm">
          <text:p/>
        </draw:line>
        <draw:line draw:style-name="gr18" draw:text-style-name="P1" draw:layer="layout" svg:x1="19.089cm" svg:y1="14.11cm" svg:x2="19.088cm" svg:y2="17.728cm">
          <text:p/>
        </draw:line>
        <draw:line draw:style-name="gr16" draw:text-style-name="P1" draw:layer="layout" svg:x1="24.321cm" svg:y1="14.11cm" svg:x2="24.32cm" svg:y2="17.728cm">
          <text:p/>
        </draw:line>
        <draw:frame draw:style-name="gr23" draw:layer="layout" svg:width="0.818cm" svg:height="0.962cm" svg:x="15.7cm" svg:y="10.581cm">
          <draw:text-box>
            <text:p>T</text:p>
          </draw:text-box>
        </draw:frame>
        <draw:frame draw:style-name="gr20" draw:text-style-name="P2" draw:layer="layout" svg:width="0.783cm" svg:height="0.962cm" svg:x="23.862cm" svg:y="17.729cm">
          <draw:text-box>
            <text:p><text:span text:style-name="T2">1</text:span></text:p>
          </draw:text-box>
        </draw:frame>
        <draw:frame draw:style-name="gr20" draw:text-style-name="P2" draw:layer="layout" svg:width="0.783cm" svg:height="0.962cm" svg:x="24.321cm" svg:y="13.657cm">
          <draw:text-box>
            <text:p><text:span text:style-name="T2">2</text:span></text:p>
          </draw:text-box>
        </draw:frame>
        <draw:frame draw:style-name="gr20" draw:text-style-name="P2" draw:layer="layout" svg:width="0.783cm" svg:height="0.962cm" svg:x="18.214cm" svg:y="13.657cm">
          <draw:text-box>
            <text:p><text:span text:style-name="T2">3</text:span></text:p>
          </draw:text-box>
        </draw:frame>
        <draw:frame draw:style-name="gr20" draw:text-style-name="P2" draw:layer="layout" svg:width="0.784cm" svg:height="0.962cm" svg:x="18.721cm" svg:y="17.728cm">
          <draw:text-box>
            <text:p><text:span text:style-name="T2">4</text:span></text:p>
          </draw:text-box>
        </draw:frame>
        <draw:custom-shape draw:style-name="gr8" draw:text-style-name="P1" draw:layer="layout" svg:width="0.551cm" svg:height="1.358cm" svg:x="21.475cm" svg:y="17.72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layer="layout" svg:width="1.358cm" svg:height="1.171cm" svg:x="21.842cm" svg:y="17.728cm">
          <draw:text-box>
            <text:p>Q<text:span text:style-name="T1">L</text:span></text:p>
          </draw:text-box>
        </draw:frame>
        <draw:custom-shape draw:style-name="gr9" draw:text-style-name="P1" draw:layer="layout" svg:width="0.551cm" svg:height="1.357cm" svg:x="21.475cm" svg:y="12.75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layer="layout" svg:width="1.758cm" svg:height="1.864cm" svg:x="21.842cm" svg:y="13.05cm">
          <draw:text-box>
            <text:p>Q<text:span text:style-name="T1">H</text:span></text:p>
          </draw:text-box>
        </draw:frame>
        <draw:frame draw:style-name="gr26" draw:layer="layout" svg:width="0.891cm" svg:height="0.962cm" svg:x="13.809cm" svg:y="-1.3cm">
          <draw:text-box>
            <text:p>T</text:p>
          </draw:text-box>
        </draw:frame>
        <draw:frame draw:style-name="gr26" draw:layer="layout" svg:width="0.891cm" svg:height="0.962cm" svg:x="13.81cm" svg:y="-1.3cm">
          <draw:text-box>
            <text:p>T</text:p>
          </draw:text-box>
        </draw:frame>
        <draw:line draw:style-name="gr13" draw:text-style-name="P1" draw:layer="layout" svg:x1="17.07cm" svg:y1="9.701cm" svg:x2="27.901cm" svg:y2="9.701cm">
          <text:p/>
        </draw:line>
        <draw:line draw:style-name="gr14" draw:text-style-name="P1" draw:layer="layout" svg:x1="17.07cm" svg:y1="9.701cm" svg:x2="17.07cm" svg:y2="0.292cm">
          <text:p/>
        </draw:line>
        <draw:frame draw:style-name="gr19" draw:layer="layout" svg:width="0.925cm" svg:height="0.962cm" svg:x="25.901cm" svg:y="10.001cm">
          <draw:text-box>
            <text:p>V</text:p>
          </draw:text-box>
        </draw:frame>
        <draw:line draw:style-name="gr13" draw:text-style-name="P1" draw:layer="layout" svg:x1="17.071cm" svg:y1="9.701cm" svg:x2="27.902cm" svg:y2="9.701cm">
          <text:p/>
        </draw:line>
        <draw:line draw:style-name="gr14" draw:text-style-name="P1" draw:layer="layout" svg:x1="17.071cm" svg:y1="9.701cm" svg:x2="17.071cm" svg:y2="0.292cm">
          <text:p/>
        </draw:line>
        <draw:frame draw:style-name="gr23" draw:layer="layout" svg:width="0.818cm" svg:height="0.962cm" svg:x="15.701cm" svg:y="0.382cm">
          <draw:text-box>
            <text:p>P</text:p>
          </draw:text-box>
        </draw:frame>
        <draw:path draw:style-name="gr27" draw:text-style-name="P1" draw:layer="layout" svg:width="5.676cm" svg:height="1.643cm" draw:transform="skewX (-0.177674517853023) rotate (-0.949633646010115) translate (20.1653208247752cm -0.00696561380766798cm)" svg:viewBox="0 0 5677 1644" svg:d="m0 1644c1848 0 5677-1644 5677-1644">
          <text:p/>
        </draw:path>
        <draw:path draw:style-name="gr16" draw:text-style-name="P1" draw:layer="layout" svg:width="4.222cm" svg:height="0.563cm" draw:transform="rotate (-1.22050874591964) translate (23.9509713226397cm 4.4339096426833cm)" svg:viewBox="0 0 4223 564" svg:d="m0 513c2239 253 4223-513 4223-513">
          <text:p/>
        </draw:path>
        <draw:path draw:style-name="gr16" draw:text-style-name="P1" draw:layer="layout" svg:width="4.999cm" svg:height="1.799cm" draw:transform="rotate (-3.14159265358979) translate (25.4cm 8.4cm)" svg:viewBox="0 0 5000 1800" svg:d="m0 0c2619 0 5000 1800 5000 1800">
          <text:p/>
        </draw:path>
        <draw:path draw:style-name="gr27" draw:text-style-name="P1" draw:layer="layout" svg:width="4.313cm" svg:height="3.551cm" draw:transform="skewX (1.21556175605649E-016) rotate (2.51275052409624) translate (20.3999999980684cm 6.60000000265571cm)" svg:viewBox="0 0 4314 3552" svg:d="m0 0c2720 0 4314 3552 4314 3552">
          <text:p/>
        </draw:path>
        <draw:frame draw:style-name="gr26" draw:layer="layout" svg:width="1.094cm" svg:height="1.171cm" svg:x="16cm" svg:y="17.1cm">
          <draw:text-box>
            <text:p>T<text:span text:style-name="T1">2</text:span></text:p>
          </draw:text-box>
        </draw:frame>
        <draw:frame draw:style-name="gr26" draw:layer="layout" svg:width="1.094cm" svg:height="1.171cm" svg:x="15.975cm" svg:y="13.5cm">
          <draw:text-box>
            <text:p>T<text:span text:style-name="T1">1</text:span></text:p>
          </draw:text-box>
        </draw:frame>
        <draw:frame draw:style-name="gr20" draw:text-style-name="P2" draw:layer="layout" svg:width="0.783cm" svg:height="0.962cm" svg:x="25.417cm" svg:y="8.038cm">
          <draw:text-box>
            <text:p><text:span text:style-name="T2">1</text:span></text:p>
          </draw:text-box>
        </draw:frame>
        <draw:frame draw:style-name="gr20" draw:text-style-name="P2" draw:layer="layout" svg:width="0.783cm" svg:height="0.962cm" svg:x="23.496cm" svg:y="4.181cm">
          <draw:text-box>
            <text:p><text:span text:style-name="T2">2</text:span></text:p>
          </draw:text-box>
        </draw:frame>
        <draw:frame draw:style-name="gr20" draw:text-style-name="P2" draw:layer="layout" svg:width="0.783cm" svg:height="0.962cm" svg:x="19.017cm" svg:y="0.638cm">
          <draw:text-box>
            <text:p><text:span text:style-name="T2">3</text:span></text:p>
          </draw:text-box>
        </draw:frame>
        <draw:frame draw:style-name="gr20" draw:text-style-name="P2" draw:layer="layout" svg:width="0.784cm" svg:height="0.962cm" svg:x="19cm" svg:y="6cm">
          <draw:text-box>
            <text:p><text:span text:style-name="T2">4</text:span></text:p>
          </draw:text-box>
        </draw:frame>
        <draw:frame draw:style-name="gr26" draw:layer="layout" svg:width="1.094cm" svg:height="1.171cm" svg:x="21.206cm" svg:y="2.529cm">
          <draw:text-box>
            <text:p>T<text:span text:style-name="T1">1</text:span></text:p>
          </draw:text-box>
        </draw:frame>
        <draw:frame draw:style-name="gr26" draw:layer="layout" svg:width="1.094cm" svg:height="1.171cm" svg:x="21.4cm" svg:y="7.5cm">
          <draw:text-box>
            <text:p>T<text:span text:style-name="T1">2</text:span></text:p>
          </draw:text-box>
        </draw:frame>
        <draw:frame draw:style-name="gr26" draw:layer="layout" svg:width="2.127cm" svg:height="1.171cm" svg:x="24cm" svg:y="19.829cm">
          <draw:text-box>
            <text:p>S<text:span text:style-name="T1">1</text:span>=S<text:span text:style-name="T1">2</text:span></text:p>
          </draw:text-box>
        </draw:frame>
        <draw:frame draw:style-name="gr26" draw:layer="layout" svg:width="2.127cm" svg:height="1.171cm" svg:x="18.672cm" svg:y="19.9cm">
          <draw:text-box>
            <text:p>S<text:span text:style-name="T1">3</text:span>=S<text:span text:style-name="T1">4</text:span></text:p>
          </draw:text-box>
        </draw:frame>
        <draw:frame draw:style-name="gr26" draw:layer="layout" svg:width="1.128cm" svg:height="1.171cm" svg:x="24.1cm" svg:y="5.9cm">
          <draw:text-box>
            <text:p>S<text:span text:style-name="T1">1</text:span></text:p>
          </draw:text-box>
        </draw:frame>
        <draw:frame draw:style-name="gr26" draw:layer="layout" svg:width="1.128cm" svg:height="1.171cm" svg:x="18cm" svg:y="3cm">
          <draw:text-box>
            <text:p>S<text:span text:style-name="T1">3</text:span></text:p>
          </draw:text-box>
        </draw:fram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3" draw:display-name="Arrowheads 3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3-15T17:47:42</meta:creation-date>
    <dc:date>2013-03-16T20:23:58</dc:date>
    <dc:creator>Jeff Gomes</dc:creator>
    <meta:editing-duration>PT27M</meta:editing-duration>
    <meta:editing-cycles>3</meta:editing-cycles>
    <meta:generator>LibreOffice/3.5$Linux_X86_64 LibreOffice_project/350m1$Build-2</meta:generator>
    <meta:document-statistic meta:object-count="91"/>
  </office:meta>
</office:document-meta>
</file>